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P1" style:family="paragraph" style:parent-style-name="Standard">
      <style:paragraph-properties fo:margin-top="0.1667in" fo:margin-bottom="0.0833in"/>
      <style:text-properties style:font-name="Times" fo:font-size="14.0pt" fo:color="#000000"/>
    </style:style>
    <style:style style:name="P2" style:family="paragraph" style:parent-style-name="Standard">
      <style:paragraph-properties fo:margin-bottom="0.0833in"/>
      <style:text-properties style:font-name="Times" fo:font-size="14.0pt" fo:color="#000000"/>
    </style:style>
    <style:style style:name="P3" style:family="paragraph" style:parent-style-name="Standard">
      <style:paragraph-properties fo:margin-bottom="0.0833in"/>
      <style:text-properties style:font-name="Times" fo:font-size="12.0pt" fo:color="#000000"/>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5" style:family="paragraph" style:parent-style-name="Standard">
      <style:text-properties style:font-name="Times New Roman"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IT1901 - Informatikk prosjektarbeid I H-2011</text:span></text:p>
      <text:p text:style-name="P2"><text:span text:style-name="T1"/></text:p>
      <text:p text:style-name="P3"><text:span text:style-name="T1">Møtereferat</text:span></text:p>
      <text:p text:style-name="P3"><text:span text:style-name="T1"/></text:p>
      <text:p text:style-name="P3"><text:span text:style-name="T1">Møtetid: </text:span><text:span text:style-name="T2">29.08.2011, kl: 14:00</text:span></text:p>
      <text:p text:style-name="P3"><text:span text:style-name="T1">Oppmøte: </text:span><text:span text:style-name="T2">Alf, Christian, Magnus, Martin, Robin</text:span></text:p>
      <text:p text:style-name="P3"><text:span text:style-name="T1"/></text:p>
      <text:p text:style-name="P3"><text:span text:style-name="T1">Agenda:</text:span></text:p>
      <text:list text:style-name="L1">
        <text:list-item>
          <text:list>
            <text:list-item>
              <text:p text:style-name="P4">Hilse på hverandre.</text:p>
            </text:list-item>
            <text:list-item>
              <text:p text:style-name="P4">Komme i gang med prosjektet.</text:p>
            </text:list-item>
          </text:list>
        </text:list-item>
      </text:list>
      <text:p text:style-name="P3"><text:span text:style-name="T1"/></text:p>
      <text:p text:style-name="P3"><text:span text:style-name="T1">Oppsummering:</text:span></text:p>
      <text:p text:style-name="P3"><text:span text:style-name="T2"><text:tab/>Første møte, vi hilser på hverandre, Tomas mangler. Vi diskuterer hvilke løsninger vi kan bruke, og hvilket rammeverk vi burde bruke. Scrum virker som det mest sannsynlige valget. Vi bestemmer oss for å prøve å holde faste møter minst en gang i uken; vi bestemmer oss for onsdager kl 14:00. Magnus blir sat som gruppeleder.</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38</meta:generator>
  </office:meta>
</office:document-meta>
</file>